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letionPipe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letionPipe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PagesGenerator.generat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ServerPagesGenerator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letionPipe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letionPipe.star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letionPipe.startDTD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letionPipe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erPagesGenerator.setup( SourceResolver resolver , Map objectModel , String src , Parameters pa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ompletionPipe.flushEvents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ompletionPipe.start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letionPipe.end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letionPipe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letionPipe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letionPipe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letionPipe.startElement( String namespaceURI , String localName , String rawName , Attributes at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letionPipe.endElement( String namespaceURI , String localName , String raw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PagesGenerator.compose( ComponentManager 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PagesGenerato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PagesGenerator.configure( Configuration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erPagesGenerato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erPagesGenerator.recyc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